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03a0" officeooo:paragraph-rsid="000303a0"/>
    </style:style>
    <style:style style:name="P2" style:family="paragraph" style:parent-style-name="Standard">
      <style:text-properties officeooo:rsid="0004188c" officeooo:paragraph-rsid="0004188c"/>
    </style:style>
    <style:style style:name="P3" style:family="paragraph" style:parent-style-name="Standard">
      <style:text-properties officeooo:rsid="00059c82" officeooo:paragraph-rsid="00059c82"/>
    </style:style>
    <style:style style:name="P4" style:family="paragraph" style:parent-style-name="Standard">
      <style:text-properties fo:font-weight="bold" officeooo:rsid="00059c82" officeooo:paragraph-rsid="00059c82" style:font-weight-asian="bold" style:font-weight-complex="bold"/>
    </style:style>
    <style:style style:name="P5" style:family="paragraph" style:parent-style-name="Standard">
      <style:text-properties fo:font-weight="normal" officeooo:rsid="000661d4" officeooo:paragraph-rsid="000661d4" style:font-weight-asian="normal" style:font-weight-complex="normal"/>
    </style:style>
    <style:style style:name="P6" style:family="paragraph" style:parent-style-name="Standard">
      <style:text-properties officeooo:rsid="00082efb" officeooo:paragraph-rsid="00082efb"/>
    </style:style>
    <style:style style:name="P7" style:family="paragraph" style:parent-style-name="Standard">
      <style:text-properties officeooo:rsid="0008792c" officeooo:paragraph-rsid="0008792c"/>
    </style:style>
    <style:style style:name="P8" style:family="paragraph" style:parent-style-name="Standard">
      <style:text-properties officeooo:rsid="000a4f25" officeooo:paragraph-rsid="000a4f25"/>
    </style:style>
    <style:style style:name="P9" style:family="paragraph" style:parent-style-name="Standard">
      <style:text-properties officeooo:rsid="000b4c2f" officeooo:paragraph-rsid="000b4c2f"/>
    </style:style>
    <style:style style:name="P10" style:family="paragraph" style:parent-style-name="Standard">
      <style:text-properties officeooo:rsid="000b544a" officeooo:paragraph-rsid="000b544a"/>
    </style:style>
    <style:style style:name="P11" style:family="paragraph" style:parent-style-name="Standard">
      <style:text-properties officeooo:rsid="000b74c8" officeooo:paragraph-rsid="000b74c8"/>
    </style:style>
    <style:style style:name="P12" style:family="paragraph" style:parent-style-name="Standard">
      <style:text-properties officeooo:rsid="000cbac0" officeooo:paragraph-rsid="000cbac0"/>
    </style:style>
    <style:style style:name="P13" style:family="paragraph" style:parent-style-name="Standard">
      <style:text-properties officeooo:rsid="000ccf81" officeooo:paragraph-rsid="000ccf81"/>
    </style:style>
    <style:style style:name="P14" style:family="paragraph" style:parent-style-name="Standard">
      <style:text-properties officeooo:rsid="000ec843" officeooo:paragraph-rsid="000ec843"/>
    </style:style>
    <style:style style:name="P15" style:family="paragraph" style:parent-style-name="Standard">
      <style:text-properties officeooo:rsid="00107f6f" officeooo:paragraph-rsid="00107f6f"/>
    </style:style>
    <style:style style:name="P16" style:family="paragraph" style:parent-style-name="Table_20_Contents">
      <style:text-properties officeooo:rsid="000661d4" officeooo:paragraph-rsid="000661d4"/>
    </style:style>
    <style:style style:name="P17" style:family="paragraph" style:parent-style-name="Table_20_Contents">
      <style:text-properties officeooo:rsid="00082efb" officeooo:paragraph-rsid="00082efb"/>
    </style:style>
    <style:style style:name="T1" style:family="text">
      <style:text-properties officeooo:rsid="00059c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ouncements:</text:p>
      <text:p text:style-name="P1"/>
      <text:p text:style-name="P1"/>
      <text:p text:style-name="P1"/>
      <text:p text:style-name="P1">Test Exam:</text:p>
      <text:p text:style-name="P1">Task 1:)</text:p>
      <text:p text:style-name="P1">Safety vs Security:</text:p>
      <text:p text:style-name="P1">Task 2:)</text:p>
      <text:p text:style-name="P3">a+b: correct</text:p>
      <text:p text:style-name="P2">c)</text:p>
      <text:p text:style-name="P2">1 Back-up is not sufficient</text:p>
      <text:p text:style-name="P2">More than one Back-up; Not all <text:span text:style-name="T1">connected to attacked client at same time.</text:span></text:p>
      <text:p text:style-name="P3">Task 3:)</text:p>
      <text:p text:style-name="P3">Raid V</text:p>
      <text:p text:style-name="P3">3* 960 GB: distributed parity.</text:p>
      <text:p text:style-name="P3">1 disk can fail.</text:p>
      <text:p text:style-name="P3">c)</text:p>
      <text:p text:style-name="P3">xor all bits from reach disk:</text:p>
      <text:p text:style-name="P3">result: 001..</text:p>
      <text:p text:style-name="P4">Task 4:) similar in exam</text:p>
      <text:p text:style-name="P5">write rsa algs on paper!</text:p>
      <text:p text:style-name="P5">N is the modulus.</text:p>
      <text:p text:style-name="P5">If bob is sending, we need Alice’s public key</text:p>
      <text:p text:style-name="P5"/>
      <text:p text:style-name="P5">(Diffie-hellman; extended nuclidean also important for exam)</text:p>
      <text:p text:style-name="P5">fast exponentaion algorithm:</text:p>
      <text:p text:style-name="P5"/>
      <text:p text:style-name="P5"/>
      <text:p text:style-name="P5">42^17 mod 105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6">E</text:p>
          </table:table-cell>
          <table:table-cell table:style-name="Table1.A1" office:value-type="string">
            <text:p text:style-name="P16">A</text:p>
          </table:table-cell>
          <table:table-cell table:style-name="Table1.C1" office:value-type="string">
            <text:p text:style-name="P16">n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42</text:p>
          </table:table-cell>
          <table:table-cell table:style-name="Table1.C2" office:value-type="string">
            <text:p text:style-name="P16">17</text:p>
          </table:table-cell>
        </table:table-row>
        <table:table-row>
          <table:table-cell table:style-name="Table1.A2" office:value-type="string">
            <text:p text:style-name="P16">A * e = 42</text:p>
          </table:table-cell>
          <table:table-cell table:style-name="Table1.A2" office:value-type="string">
            <text:p text:style-name="P17">a^a mod 105 = 84</text:p>
          </table:table-cell>
          <table:table-cell table:style-name="Table1.C2" office:value-type="string">
            <text:p text:style-name="P17">8</text:p>
          </table:table-cell>
        </table:table-row>
        <table:table-row>
          <table:table-cell table:style-name="Table1.A2" office:value-type="string">
            <text:p text:style-name="P17">42</text:p>
          </table:table-cell>
          <table:table-cell table:style-name="Table1.A2" office:value-type="string">
            <text:p text:style-name="P17">21</text:p>
          </table:table-cell>
          <table:table-cell table:style-name="Table1.C2" office:value-type="string">
            <text:p text:style-name="P17">4</text:p>
          </table:table-cell>
        </table:table-row>
        <table:table-row>
          <table:table-cell table:style-name="Table1.A2" office:value-type="string">
            <text:p text:style-name="P17">42</text:p>
          </table:table-cell>
          <table:table-cell table:style-name="Table1.A2" office:value-type="string">
            <text:p text:style-name="P17">21</text:p>
          </table:table-cell>
          <table:table-cell table:style-name="Table1.C2" office:value-type="string">
            <text:p text:style-name="P17">2</text:p>
          </table:table-cell>
        </table:table-row>
        <table:table-row>
          <table:table-cell table:style-name="Table1.A2" office:value-type="string">
            <text:p text:style-name="P17">42</text:p>
          </table:table-cell>
          <table:table-cell table:style-name="Table1.A2" office:value-type="string">
            <text:p text:style-name="P17">21</text:p>
          </table:table-cell>
          <table:table-cell table:style-name="Table1.C2" office:value-type="string">
            <text:p text:style-name="P17">1</text:p>
          </table:table-cell>
        </table:table-row>
        <table:table-row>
          <table:table-cell table:style-name="Table1.A2" office:value-type="string">
            <text:p text:style-name="P17">42</text:p>
          </table:table-cell>
          <table:table-cell table:style-name="Table1.A2" office:value-type="string">
            <text:p text:style-name="P17">21</text:p>
          </table:table-cell>
          <table:table-cell table:style-name="Table1.C2" office:value-type="string">
            <text:p text:style-name="P17">0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b)</text:p>
      <text:p text:style-name="P6">Private key generating:</text:p>
      <text:p text:style-name="P6">Phi(n) = (p-1)* (q-1) for bob = 10 * 12 = 120</text:p>
      <text:p text:style-name="P6">e * d = 1 mod Phi(n)</text:p>
      <text:p text:style-name="P6">23 * d = 1 mod Phi(n)</text:p>
      <text:p text:style-name="P6">120 = 5 * 23 + 5</text:p>
      <text:p text:style-name="P6">23 = <text:s text:c="2"/>4 <text:s/>* 5 + 3</text:p>
      <text:p text:style-name="P6">5 = <text:s text:c="3"/>1 <text:s text:c="2"/>* 3 + 2</text:p>
      <text:p text:style-name="P6">3 = <text:s text:c="6"/>1 * 2 + 1</text:p>
      <text:p text:style-name="P6">2 = 2 * 1 +0</text:p>
      <text:p text:style-name="P6"/>
      <text:p text:style-name="P6">1 = 3 – 1 * 2</text:p>
      <text:p text:style-name="P6">1 = 3 – 1 * (5 – 1 * 3) = 2 * 3 – 1 * 5</text:p>
      <text:p text:style-name="P6"><text:s text:c="3"/>= 2 * (23 – 45) – 1 * 5 = 2 * 23 – 95</text:p>
      <text:p text:style-name="P6"><text:s text:c="3"/>= 2 * 23 – 9 * (120 – 5 * 23)</text:p>
      <text:p text:style-name="P6"><text:s text:c="3"/>= 47 * 23 – 9 * 120</text:p>
      <text:p text:style-name="P6"/>
      <text:p text:style-name="P6">result d = 47</text:p>
      <text:p text:style-name="P7">m = 59^47 mod 143 = 93</text:p>
      <text:p text:style-name="P7"/>
      <text:p text:style-name="P7">Task5:)</text:p>
      <text:p text:style-name="P8">counter mode with eas makes eas to stream cipher.</text:p>
      <text:p text:style-name="P8">a) Nonce repeat after some time: (birthday paradox (2^12 packets))</text:p>
      <text:p text:style-name="P8">Attack with reused Nonce (See ass 3)</text:p>
      <text:p text:style-name="P8">b)</text:p>
      <text:p text:style-name="P9">If you can’T recover plaintext without garantuee, you can still gain information about the plaintext because of the ciphertext</text:p>
      <text:p text:style-name="P9"/>
      <text:p text:style-name="P9">Task 6:</text:p>
      <text:p text:style-name="P9">a) entropy: 54 bits.</text:p>
      <text:p text:style-name="P10">Rest: mostly correct</text:p>
      <text:p text:style-name="P10"/>
      <text:p text:style-name="P10">Task 7:</text:p>
      <text:p text:style-name="P10">a-2 is fals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Ass06:</text:p>
      <text:p text:style-name="P13">SQL-Injection:</text:p>
      <text:p text:style-name="P12">blind vs non-blind sql injection – Tool: sqlmap</text:p>
      <text:p text:style-name="P13">Solution: Prepared Statements</text:p>
      <text:p text:style-name="P13">XSS:</text:p>
      <text:p text:style-name="P13">Use php-filter.</text:p>
      <text:p text:style-name="P13"/>
      <text:p text:style-name="P14">Wormable Xss exploits: (maypace worm)</text:p>
      <text:p text:style-name="P14">Exploit that injected itself to other people when visiting infected websites.</text:p>
      <text:p text:style-name="P14"/>
      <text:p text:style-name="P14"/>
      <text:p text:style-name="P15">Assignment07: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08:52.534892697</meta:creation-date>
    <meta:generator>LibreOffice/5.4.4.2$Linux_X86_64 LibreOffice_project/40m0$Build-2</meta:generator>
    <dc:date>2018-02-01T15:36:50.423879375</dc:date>
    <meta:editing-duration>PT32M16S</meta:editing-duration>
    <meta:editing-cycles>1</meta:editing-cycles>
    <meta:document-statistic meta:table-count="1" meta:image-count="0" meta:object-count="0" meta:page-count="3" meta:paragraph-count="81" meta:word-count="338" meta:character-count="1511" meta:non-whitespace-character-count="1220"/>
  </office:meta>
</office:document-meta>
</file>